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List_20_Paragraph" style:list-style-name="WWNum3">
      <style:paragraph-properties fo:text-align="justify" style:justify-single-word="false"/>
    </style:style>
    <style:style style:name="P2" style:family="paragraph" style:parent-style-name="List_20_Paragraph" style:list-style-name="WWNum1">
      <style:paragraph-properties fo:text-align="justify" style:justify-single-word="false"/>
    </style:style>
    <style:style style:name="P3" style:family="paragraph" style:parent-style-name="List_20_Paragraph">
      <style:paragraph-properties fo:margin-left="0cm" fo:margin-right="0cm" fo:text-align="justify" style:justify-single-word="false" fo:text-indent="0cm" style:auto-text-indent="false"/>
    </style:style>
    <style:style style:name="P4" style:family="paragraph" style:parent-style-name="List_20_Paragraph">
      <style:paragraph-properties fo:margin-left="0cm" fo:margin-right="0cm" fo:text-align="justify" style:justify-single-word="false" fo:text-indent="0cm" style:auto-text-indent="false"/>
      <style:text-properties fo:font-weight="bold" style:font-weight-asian="bold" style:font-size-complex="12pt"/>
    </style:style>
    <style:style style:name="P5" style:family="paragraph" style:parent-style-name="List_20_Paragraph" style:list-style-name="WWNum1">
      <style:paragraph-properties fo:margin-top="0cm" fo:margin-bottom="0.353cm" style:contextual-spacing="true" fo:line-height="115%" fo:text-align="justify" style:justify-single-word="false"/>
    </style:style>
    <style:style style:name="P6" style:family="paragraph" style:parent-style-name="List_20_Paragraph">
      <style:paragraph-properties fo:margin-left="0.635cm" fo:margin-right="0cm" fo:text-align="justify" style:justify-single-word="false" fo:text-indent="0cm" style:auto-text-indent="false"/>
      <style:text-properties style:font-name-complex="Times New Roman1" style:font-size-complex="12pt"/>
    </style:style>
    <style:style style:name="P7" style:family="paragraph" style:parent-style-name="List_20_Paragraph" style:list-style-name="WWNum1">
      <style:paragraph-properties fo:margin-top="0cm" fo:margin-bottom="0.353cm" style:contextual-spacing="true" fo:line-height="115%" fo:text-align="justify" style:justify-single-word="false"/>
      <style:text-properties style:font-name-complex="Times New Roman1" style:font-size-complex="12pt"/>
    </style:style>
    <style:style style:name="P8" style:family="paragraph" style:parent-style-name="List_20_Paragraph">
      <style:paragraph-properties fo:margin-left="0cm" fo:margin-right="0cm" fo:text-align="justify" style:justify-single-word="false" fo:text-indent="0cm" style:auto-text-indent="false"/>
      <style:text-properties officeooo:rsid="001490eb" officeooo:paragraph-rsid="001490eb"/>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style:font-name-complex="Times New Roman1" style:font-size-complex="12pt"/>
    </style:style>
    <style:style style:name="T1" style:family="text">
      <style:text-properties fo:font-size="16pt" fo:font-weight="bold" style:font-size-asian="16pt" style:font-weight-asian="bold" style:font-name-complex="Times New Roman1" style:font-size-complex="16pt"/>
    </style:style>
    <style:style style:name="T2" style:family="text">
      <style:text-properties style:font-name-complex="Times New Roman1" style:font-size-complex="12pt"/>
    </style:style>
    <style:style style:name="T3" style:family="text">
      <style:text-properties fo:font-weight="bold" style:font-weight-asian="bold" style:font-size-complex="12pt"/>
    </style:style>
    <style:style style:name="T4" style:family="text">
      <style:text-properties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1">Relacion1<text:tab/><text:tab/><text:tab/>DML</text:span></text:p>
      <text:p text:style-name="P9"><text:span text:style-name="T2"/></text:p>
      <text:p text:style-name="P10"/>
      <text:list xml:id="list1432010036" text:style-name="WWNum1">
        <text:list-item>
          <text:p text:style-name="P2"><text:span text:style-name="T2">Muestra cual es la hora actual, la fecha actual, el id de la transaccion actual, el usuario con el que estoy conectado y el role con el que estoy conectado.</text:span></text:p>
        </text:list-item>
        <text:list-item>
          <text:p text:style-name="P2"><text:span text:style-name="T2">Muestra los datos del ejercicio 1 cambiando el nombre de las columnas.</text:span></text:p>
        </text:list-item>
        <text:list-item>
          <text:p text:style-name="P2"><text:span text:style-name="T2">Muestra la fecha actual de dos formas, la hora actual de dos formas distintas, el día de ayer, el dia/hora actual de dos formas distintas y el usuario conectado </text:span></text:p>
        </text:list-item>
      </text:list>
      <text:p text:style-name="P8"/>
      <text:p text:style-name="P4"/>
      <text:p text:style-name="P3"><text:span text:style-name="T3">TIPOS DE DATOS</text:span></text:p>
      <text:list xml:id="list171757677063895" text:continue-numbering="true" text:style-name="WWNum1">
        <text:list-item>
          <text:p text:style-name="P5"><text:span text:style-name="T4">Muestra los números 100, 10000, 10000000, 100000000000 como smallinteger, integer, bigint. ¿Se pueden hacer todas las posibilidades?.</text:span></text:p>
        </text:list-item>
        <text:list-item>
          <text:p text:style-name="P5"><text:span text:style-name="T4">Muestra los números 1234.5, 1234.56789, 1234.5678901234 como float, double, numeric (con 2 decimales).</text:span></text:p>
        </text:list-item>
        <text:list-item>
          <text:p text:style-name="P5"><text:span text:style-name="T4">Muestra el día de hoy (de 2 formas distintas), el día de ayer (de dos formas distintas), el 22 de noviembre de 2020 (a partir de dos literales distintos). </text:span></text:p>
          <text:p text:style-name="P5"/>
        </text:list-item>
        <text:list-item>
          <text:p text:style-name="P5"><text:span text:style-name="T4">Muestra para las fechas ‘25/5/1997’ y ‘3/6/2020’, el dia, el mes, el año, el dia del año, el dia de la semana.</text:span></text:p>
        </text:list-item>
        <text:list-item>
          <text:p text:style-name="P5"><text:span text:style-name="T4">Muestra para la hora actual y la hora ’12:34:57’, la hora, los minutos y los segundos de forma separada.</text:span></text:p>
        </text:list-item>
        <text:list-item>
          <text:p text:style-name="P5"><text:span text:style-name="T4">Muestra como obtienes el número de días que van desde hoy a la fecha ‘16/3/2018’.</text:span></text:p>
        </text:list-item>
        <text:list-item>
          <text:p text:style-name="P5"><text:span text:style-name="T4">Muestra cuantos meses, años, días, horas y minutos van entre ahora y ‘16/3/2020 07:04:34’</text:span></text:p>
        </text:list-item>
        <text:list-item>
          <text:p text:style-name="P5"><text:span text:style-name="T4">Muestra la fecha, el día y el mes correspondientes a: sumar al día de hoy 25 días, sumar al día de hoy 34 meses, restar a la fecha ‘12/03/2021’ 17 años.</text:span></text:p>
        </text:list-item>
        <text:list-item>
          <text:p text:style-name="P5"><text:span text:style-name="T4">Muestra el valor de PI, el redondeo a entero del número 123,6345 (hacia arriba, hacia abajo y el más cercano), trunca el numero 123,6345 a dos cifras decimales y a entero, redondea a 3 cifras decimales el numero 123,6345</text:span></text:p>
        </text:list-item>
        <text:list-item>
          <text:p text:style-name="P5"><text:span text:style-name="T4">Muestra el seno, coseno y tangente de 47 grados, la raíz cuadrada de 325, el logaritmo en base 10 de 1000, 2 elevado a 5, el menor valor de 2,65,23,56, el signo del número -234, el resto entero de dividir 123.233 entre 23.34. </text:span></text:p>
        </text:list-item>
        <text:list-item>
          <text:p text:style-name="P5"><text:span text:style-name="T4">Muestra un número aleatorio, un número aleatorio entre 0 y 10, un número aleatorio entre 12 y 24.</text:span></text:p>
        </text:list-item>
        <text:list-item>
          <text:p text:style-name="P5"><text:span text:style-name="T4">Muestra la cadena –cadena-, donde cadena tiene 15 caracteres como cadena de longitud fija y como cadena de longitud variable.</text:span></text:p>
        </text:list-item>
        <text:list-item>
          <text:p text:style-name="P5"><text:span text:style-name="T4">Muestra el número de caracteres y el número de bytes de la cadena ‘Esta es la cadena’ si se usa el conjunto de caracteres ISO8859-1 y el UTF-8. </text:span></text:p>
        </text:list-item>
        <text:list-item>
          <text:p text:style-name="P5"><text:span text:style-name="T4">Muestra una cadena de 5 caracteres. Los caracteres deben ser aleatorios entre el código 65 (A) y el 90 (Z).</text:span></text:p>
        </text:list-item>
        <text:list-item>
          <text:p text:style-name="P5"><text:span text:style-name="T4">Muestra para la cadena ‘Esta es la cadena’, los primeros 4 caracteres, los últimos 3 caracteres, el resultado de añadir el carácter ‘-‘ al final para que la cadena sea de 30 caracteres, la posición de ‘ca’, la cadena resultante de sustituir ‘es’ por ‘ssss’, la cadena en mayúscula, la cadena en minúscula, las caracteres que van desde la posición 7 a la 12. </text:span></text:p>
        </text:list-item>
        <text:list-item>
          <text:p text:style-name="P5"><text:span text:style-name="T4">Muestra los valores correspondientes a la tabla de verdad de las operaciones and y or, si 2 es mayor de 20, si dos es menor o igual a 20.</text:span></text:p>
          <text:p text:style-name="P7"/>
        </text:list-item>
      </text:list>
      <text:p text:style-name="P6"/>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E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text-align="start" style:justify-single-word="false" fo:orphans="2" fo:widows="2" style:writing-mode="lr-tb"/>
      <style:text-properties style:font-name="Times New Roman" fo:font-family="'Times New Roman'" style:font-family-generic="roman" style:font-pitch="variable" fo:font-size="12pt" style:font-size-asian="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alloon_20_Text" style:display-name="Balloon Text" style:family="paragraph" style:parent-style-name="Standard" loext:linked-style-name="Texto_20_de_20_globo_20_Car">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Default_20_Paragraph_20_Font" style:display-name="Default Paragraph Font" style:family="text"/>
    <style:style style:name="Texto_20_de_20_globo_20_Car" style:display-name="Texto de globo Car"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879cm"/>
        </style:list-level-properties>
        <style:text-properties fo:font-family="'Times New Roman'"/>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3.149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4.419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689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959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8.229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9.499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769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2.039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002cm" fo:margin-bottom="2.499cm" fo:margin-left="1.251cm" fo:margin-right="1.247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rofesor</meta:initial-creator>
    <meta:editing-cycles>98</meta:editing-cycles>
    <meta:print-date>2021-10-05T12:50:00</meta:print-date>
    <meta:creation-date>2018-10-10T08:28:00</meta:creation-date>
    <dc:date>2023-10-04T17:17:55.456344133</dc:date>
    <meta:editing-duration>PT9H38M53S</meta:editing-duration>
    <meta:generator>LibreOffice/7.3.7.2$Linux_X86_64 LibreOffice_project/30$Build-2</meta:generator>
    <meta:document-statistic meta:table-count="0" meta:image-count="0" meta:object-count="0" meta:page-count="1" meta:paragraph-count="21" meta:word-count="516" meta:character-count="2804" meta:non-whitespace-character-count="2321"/>
    <meta:user-defined meta:name="AppVersion">12.0000</meta:user-defined>
    <meta:template xlink:type="simple" xlink:actuate="onRequest" xlink:title="Normal.dotm" xlink:href=""/>
  </office:meta>
</office:document-meta>
</file>